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12C210AB1B40668999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3.467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2.5cm" svg:height="3.467cm" svg:x="2.75cm" svg:y="0.8cm" presentation:class="title" presentation:user-transformed="true">
          <draw:text-box>
            <text:p><text:s text:c="34"/>GitHub</text:p>
          </draw:text-box>
        </draw:frame>
        <draw:frame presentation:style-name="pr2" draw:text-style-name="P1" draw:layer="layout" svg:width="26cm" svg:height="14cm" svg:x="1cm" svg:y="5.5cm" presentation:class="subtitle" presentation:placeholder="true" presentation:user-transformed="true">
          <draw:text-box/>
        </draw:frame>
        <draw:frame draw:style-name="gr1" draw:text-style-name="P2" draw:layer="layout" svg:width="14cm" svg:height="14cm" svg:x="6.6cm" svg:y="5.5cm">
          <draw:image xlink:href="Pictures/100000000000012C0000012C210AB1B4066899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 text:c="10"/>GitHub - „<text:span text:style-name="T1">connecting programmists</text:span>”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<text:span text:style-name="T2"><text:s text:c="38"/></text:span><text:span text:style-name="T2">Historia</text:span>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29"/>Dane statystyczne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23"/>Tutorial – „how to...”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 text:c="35"/>Jak zacząć?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43"/>Code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Issu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Pull request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roject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Wiki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ulse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Graph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Setting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Podsumowanie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12C0000012C210AB1B4066899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2:48:32.800000000</meta:creation-date>
    <meta:generator>LibreOffice/5.2.0.4$Windows_x86 LibreOffice_project/066b007f5ebcc236395c7d282ba488bca6720265</meta:generator>
    <dc:date>2016-10-15T21:17:54.575000000</dc:date>
    <meta:editing-duration>PT13M52S</meta:editing-duration>
    <meta:editing-cycles>3</meta:editing-cycles>
    <meta:document-statistic meta:object-count="96"/>
  </office:meta>
</office:document-meta>
</file>